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7c61"/>
    </style:style>
    <style:style style:name="P2" style:family="paragraph" style:parent-style-name="Standard">
      <style:text-properties officeooo:rsid="00127c61" officeooo:paragraph-rsid="00127c61"/>
    </style:style>
    <style:style style:name="P3" style:family="paragraph" style:parent-style-name="Standard">
      <style:text-properties officeooo:rsid="00169c25" officeooo:paragraph-rsid="00169c25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127c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exander King</text:p>
      <text:p text:style-name="P1">Homework #4</text:p>
      <text:p text:style-name="P1">1) Explain the following Syntax:</text:p>
      <text:p text:style-name="P1">Set-Service [-Name] &lt;string&gt; [-ComputerName &lt;string[]&gt;] [-DisplayName &lt;string&gt;]</text:p>
      <text:p text:style-name="P1">[-StartupType &lt;ServiceStartMode&gt;] [-PassThru ]</text:p>
      <text:p text:style-name="P1">[-Confirm ] [&lt;CommonParameters&gt;]</text:p>
      <text:p text:style-name="P1"/>
      <text:p text:style-name="P1">Set-Service [-ComputerName &lt;string[]&gt;] [-DisplayName &lt;string&gt;]</text:p>
      <text:p text:style-name="P1">[-StartupType &lt;ServiceStartMode&gt;] [-Status &lt;string&gt;] [-PassThru ] [-Confirm ]</text:p>
      <text:p text:style-name="P1">[&lt;CommonParameters&gt;]</text:p>
      <text:p text:style-name="P1">Inputs</text:p>
      <text:p text:style-name="P1">System.String[]</text:p>
      <text:p text:style-name="P1">System.String</text:p>
      <text:p text:style-name="P1">System.ServiceProcess.ServiceController</text:p>
      <text:p text:style-name="P1">Outputs</text:p>
      <text:p text:style-name="P4">System.ServiceProcess.ServiceController</text:p>
      <text:p text:style-name="P1"/>
      <text:p text:style-name="P1"/>
      <text:p text:style-name="P2">Service name to be changed. <text:line-break/><text:line-break/>Set computer name<text:line-break/><text:line-break/>new display name for the servicec<text:line-break/><text:line-break/>Change the starting mode of the service (automatic manual or disabled).<text:line-break/></text:p>
      <text:p text:style-name="P2">Status: start stop or pauce the service. Output is running, stopped, paused.</text:p>
      <text:p text:style-name="P2"/>
      <text:p text:style-name="P2">Passthru return objects that represent the services changed. </text:p>
      <text:p text:style-name="P2"/>
      <text:p text:style-name="P2">Confirm asks for confirmation before executing the command</text:p>
      <text:p text:style-name="P2"/>
      <text:p text:style-name="P2">String inputs and an output of System.ServiceProcess.ServiceController.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1:00.502000000</meta:creation-date>
    <meta:editing-duration>PT2H6M17S</meta:editing-duration>
    <meta:editing-cycles>3</meta:editing-cycles>
    <meta:generator>LibreOffice/6.1.2.1$Windows_X86_64 LibreOffice_project/65905a128db06ba48db947242809d14d3f9a93fe</meta:generator>
    <dc:date>2020-02-18T23:18:28.480000000</dc:date>
    <meta:document-statistic meta:table-count="0" meta:image-count="0" meta:object-count="0" meta:page-count="1" meta:paragraph-count="20" meta:word-count="103" meta:character-count="915" meta:non-whitespace-character-count="825"/>
  </office:meta>
</office:document-meta>
</file>